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style:use-window-font-color="true" loext:opacity="0%" fo:font-size="11pt" fo:letter-spacing="normal" fo:background-color="transparent" style:font-name-asian="Courier New" style:font-size-asian="11pt" style:font-name-complex="Courier New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officeooo:paragraph-rsid="002352fd"/>
    </style:style>
    <style:style style:name="P4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0.1665in" fo:text-align="center" style:justify-single-word="false" fo:text-indent="0in" style:auto-text-indent="false" style:writing-mode="lr-tb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</style:style>
    <style:style style:name="T1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2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officeooo:rsid="002a4bd8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3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officeooo:rsid="002a8c19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4" style:family="text">
      <style:text-properties fo:color="#000000" loext:opacity="100%" style:font-name="Calibri" fo:font-size="12pt" fo:letter-spacing="normal" fo:font-weight="bold" fo:background-color="transparent" loext:char-shading-value="0" style:font-name-asian="Courier New" style:font-size-asian="12pt" style:font-weight-asian="bold" style:font-name-complex="Courier New" style:font-size-complex="12pt" style:font-weight-complex="bold"/>
    </style:style>
    <style:style style:name="T5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style:font-name="Calibri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haracter </text:span><text:span text:style-name="T3">Dash</text:span><text:span text:style-name="T5"/></text:p>
      <text:p text:style-name="P1"/>
      <text:p text:style-name="P2"><text:span text:style-name="T4">Class Description:</text:span><text:span text:style-name="T6"/></text:p>
      <text:p text:style-name="P2"/>
      <text:p text:style-name="P1"/>
      <text:p text:style-name="P2"><text:span text:style-name="T6">Considerations and Caveats:</text:span><text:span text:style-name="T6"/></text:p>
      <text:p text:style-name="P3"/>
      <text:p text:style-name="P1"/>
      <text:p text:style-name="P2"><text:span text:style-name="T4">Public Properties:</text:span><text:span text:style-name="T6"/></text:p>
      <text:p text:style-name="P2"/>
      <text:p text:style-name="P1"/>
      <text:p text:style-name="P2"><text:span text:style-name="T4">Public Methods:</text:span><text:span text:style-name="T6"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NSimSun" style:font-size-asian="11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en" fo:country="US" style:letter-kerning="true" style:font-name-asian="NSimSun" style:font-size-asian="11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NSimSun" style:font-family-asian="NSimSun" style:font-family-generic-asian="system" style:font-pitch-asian="variable" style:font-size-asian="11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3-11-21T20:50:14.362000000</dc:date>
    <meta:editing-cycles>10</meta:editing-cycles>
    <meta:editing-duration>PT2H26M16S</meta:editing-duration>
    <meta:generator>LibreOffice/7.5.3.2$Windows_X86_64 LibreOffice_project/9f56dff12ba03b9acd7730a5a481eea045e468f3</meta:generator>
    <meta:document-statistic meta:table-count="0" meta:image-count="0" meta:object-count="0" meta:page-count="1" meta:paragraph-count="5" meta:word-count="11" meta:character-count="92" meta:non-whitespace-character-count="86"/>
    <meta:user-defined meta:name="AppVersion">15.0000</meta:user-defined>
  </office:meta>
</office:document-meta>
</file>